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Test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744" calcext:value-type="float">
            <text:p>0.744</text:p>
          </table:table-cell>
          <table:table-cell office:value-type="float" office:value="0.591" calcext:value-type="float">
            <text:p>0.591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745" calcext:value-type="float">
            <text:p>1.745</text:p>
          </table:table-cell>
          <table:table-cell office:value-type="float" office:value="1.669" calcext:value-type="float">
            <text:p>1.669</text:p>
          </table:table-cell>
          <table:table-cell office:value-type="float" office:value="1.816" calcext:value-type="float">
            <text:p>1.81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.257" calcext:value-type="float">
            <text:p>3.257</text:p>
          </table:table-cell>
          <table:table-cell office:value-type="float" office:value="3.451" calcext:value-type="float">
            <text:p>3.451</text:p>
          </table:table-cell>
          <table:table-cell office:value-type="float" office:value="4.005" calcext:value-type="float">
            <text:p>4.00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6.059" calcext:value-type="float">
            <text:p>6.059</text:p>
          </table:table-cell>
          <table:table-cell office:value-type="float" office:value="5.628" calcext:value-type="float">
            <text:p>5.628</text:p>
          </table:table-cell>
          <table:table-cell office:value-type="float" office:value="5.548" calcext:value-type="float">
            <text:p>5.54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8.052" calcext:value-type="float">
            <text:p>8.052</text:p>
          </table:table-cell>
          <table:table-cell office:value-type="float" office:value="8.453" calcext:value-type="float">
            <text:p>8.453</text:p>
          </table:table-cell>
          <table:table-cell office:value-type="float" office:value="8.588" calcext:value-type="float">
            <text:p>8.58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.883" calcext:value-type="float">
            <text:p>10.883</text:p>
          </table:table-cell>
          <table:table-cell office:value-type="float" office:value="11.581" calcext:value-type="float">
            <text:p>11.581</text:p>
          </table:table-cell>
          <table:table-cell office:value-type="float" office:value="11.871" calcext:value-type="float">
            <text:p>11.871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5.503" calcext:value-type="float">
            <text:p>15.503</text:p>
          </table:table-cell>
          <table:table-cell office:value-type="float" office:value="15.304" calcext:value-type="float">
            <text:p>15.304</text:p>
          </table:table-cell>
          <table:table-cell office:value-type="float" office:value="15.362" calcext:value-type="float">
            <text:p>15.362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9.275" calcext:value-type="float">
            <text:p>19.275</text:p>
          </table:table-cell>
          <table:table-cell office:value-type="float" office:value="19.452" calcext:value-type="float">
            <text:p>19.452</text:p>
          </table:table-cell>
          <table:table-cell office:value-type="float" office:value="19.428" calcext:value-type="float">
            <text:p>19.428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3.747" calcext:value-type="float">
            <text:p>23.747</text:p>
          </table:table-cell>
          <table:table-cell office:value-type="float" office:value="24.262" calcext:value-type="float">
            <text:p>24.262</text:p>
          </table:table-cell>
          <table:table-cell office:value-type="float" office:value="24.445" calcext:value-type="float">
            <text:p>24.44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8.962" calcext:value-type="float">
            <text:p>28.962</text:p>
          </table:table-cell>
          <table:table-cell office:value-type="float" office:value="31.359" calcext:value-type="float">
            <text:p>31.359</text:p>
          </table:table-cell>
          <table:table-cell office:value-type="float" office:value="29.387" calcext:value-type="float">
            <text:p>29.3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6:17:10.967133521</meta:creation-date>
    <dc:date>2024-09-02T16:18:25.891355259</dc:date>
    <meta:editing-duration>PT1M15S</meta:editing-duration>
    <meta:editing-cycles>1</meta:editing-cycles>
    <meta:document-statistic meta:table-count="1" meta:cell-count="44" meta:object-count="0"/>
    <meta:generator>LibreOffice/7.3.7.2$Linux_X86_64 LibreOffice_project/30$Build-2</meta:generator>
  </office:meta>
</office:document-meta>
</file>